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1.781cm" table:align="left"/>
    </style:style>
    <style:style style:name="表格1.A" style:family="table-column">
      <style:table-column-properties style:column-width="6.258cm"/>
    </style:style>
    <style:style style:name="表格1.B" style:family="table-column">
      <style:table-column-properties style:column-width="5.523cm"/>
    </style:style>
    <style:style style:name="表格1.A1" style:family="table-cell">
      <style:table-cell-properties style:vertical-align="middle" fo:padding="0.079cm" fo:border="0.05pt solid #c0c0c0"/>
    </style:style>
    <style:style style:name="表格2" style:family="table">
      <style:table-properties style:width="16.219cm" table:align="left"/>
    </style:style>
    <style:style style:name="表格2.A" style:family="table-column">
      <style:table-column-properties style:column-width="5.927cm"/>
    </style:style>
    <style:style style:name="表格2.B" style:family="table-column">
      <style:table-column-properties style:column-width="3.796cm"/>
    </style:style>
    <style:style style:name="表格2.C" style:family="table-column">
      <style:table-column-properties style:column-width="6.496cm"/>
    </style:style>
    <style:style style:name="表格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表格2.C1" style:family="table-cell">
      <style:table-cell-properties style:border-line-width="0.002cm 0.004cm 0.002cm" fo:padding="0.049cm" fo:border="0.15pt double #808080"/>
    </style:style>
    <style:style style:name="表格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表格2.C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表格2.C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14b79f" officeooo:paragraph-rsid="0014b79f"/>
    </style:style>
    <style:style style:name="P2" style:family="paragraph" style:parent-style-name="Standard">
      <style:text-properties officeooo:rsid="00150a1b" officeooo:paragraph-rsid="00150a1b"/>
    </style:style>
    <style:style style:name="P3" style:family="paragraph" style:parent-style-name="Standard">
      <style:text-properties officeooo:paragraph-rsid="00150a1b"/>
    </style:style>
    <style:style style:name="P4" style:family="paragraph" style:parent-style-name="Standard">
      <style:text-properties officeooo:rsid="0016ce66" officeooo:paragraph-rsid="0016ce66"/>
    </style:style>
    <style:style style:name="P5" style:family="paragraph" style:parent-style-name="Standard">
      <style:text-properties officeooo:rsid="00177dc9" officeooo:paragraph-rsid="00177dc9"/>
    </style:style>
    <style:style style:name="P6" style:family="paragraph" style:parent-style-name="Standard">
      <style:text-properties officeooo:rsid="0018143b" officeooo:paragraph-rsid="0018143b"/>
    </style:style>
    <style:style style:name="P7" style:family="paragraph" style:parent-style-name="Standard">
      <style:text-properties officeooo:rsid="00185aeb" officeooo:paragraph-rsid="00185aeb"/>
    </style:style>
    <style:style style:name="P8" style:family="paragraph" style:parent-style-name="Standard">
      <style:text-properties officeooo:rsid="0018b115" officeooo:paragraph-rsid="0018b115"/>
    </style:style>
    <style:style style:name="P9" style:family="paragraph" style:parent-style-name="Standard">
      <style:text-properties officeooo:rsid="0018b115" officeooo:paragraph-rsid="001dc17d"/>
    </style:style>
    <style:style style:name="P10" style:family="paragraph" style:parent-style-name="Standard">
      <style:text-properties officeooo:rsid="0018fce7" officeooo:paragraph-rsid="0018fce7"/>
    </style:style>
    <style:style style:name="P11" style:family="paragraph" style:parent-style-name="Standard">
      <style:text-properties fo:font-variant="normal" fo:text-transform="none" fo:color="#000000" fo:letter-spacing="normal" officeooo:rsid="00177dc9" officeooo:paragraph-rsid="00177dc9" style:font-name-asian="Verdana" style:font-size-asian="9.75pt" style:font-style-asian="normal" style:font-weight-asian="normal"/>
    </style:style>
    <style:style style:name="P12" style:family="paragraph" style:parent-style-name="Standard">
      <style:text-properties fo:font-variant="normal" fo:text-transform="none" fo:color="#000000" fo:letter-spacing="normal" officeooo:rsid="002430e6" officeooo:paragraph-rsid="002430e6"/>
    </style:style>
    <style:style style:name="P13" style:family="paragraph" style:parent-style-name="Standard">
      <style:text-properties fo:font-variant="normal" fo:text-transform="none" fo:color="#000000" fo:letter-spacing="normal" officeooo:rsid="0028f621" officeooo:paragraph-rsid="0028f621"/>
    </style:style>
    <style:style style:name="P14" style:family="paragraph" style:parent-style-name="Standard">
      <style:text-properties fo:font-variant="normal" fo:text-transform="none" fo:color="#000000" fo:letter-spacing="normal" officeooo:rsid="002e0b10" officeooo:paragraph-rsid="002e0b10"/>
    </style:style>
    <style:style style:name="P15" style:family="paragraph" style:parent-style-name="Standard">
      <style:text-properties officeooo:rsid="001dc17d" officeooo:paragraph-rsid="001dc17d"/>
    </style:style>
    <style:style style:name="P16" style:family="paragraph" style:parent-style-name="Standard">
      <style:text-properties fo:color="#ff3333" officeooo:rsid="001dc17d" officeooo:paragraph-rsid="001dc17d"/>
    </style:style>
    <style:style style:name="P17" style:family="paragraph" style:parent-style-name="Standard">
      <style:text-properties fo:color="#ff3333" officeooo:rsid="002fcc3e" officeooo:paragraph-rsid="002fcc3e"/>
    </style:style>
    <style:style style:name="P18" style:family="paragraph" style:parent-style-name="Standard">
      <style:text-properties officeooo:rsid="001ffd37" officeooo:paragraph-rsid="001ffd37"/>
    </style:style>
    <style:style style:name="P19" style:family="paragraph" style:parent-style-name="Standard">
      <style:text-properties officeooo:rsid="0021f898" officeooo:paragraph-rsid="0021f898"/>
    </style:style>
    <style:style style:name="P20" style:family="paragraph" style:parent-style-name="Standard">
      <style:text-properties officeooo:rsid="002430e6" officeooo:paragraph-rsid="002430e6"/>
    </style:style>
    <style:style style:name="P21" style:family="paragraph" style:parent-style-name="Standard">
      <style:text-properties officeooo:rsid="0024d4fe" officeooo:paragraph-rsid="0024d4fe"/>
    </style:style>
    <style:style style:name="P22" style:family="paragraph" style:parent-style-name="Standard">
      <style:paragraph-properties fo:background-color="#ffff00">
        <style:background-image/>
      </style:paragraph-properties>
      <style:text-properties officeooo:rsid="001dc17d" officeooo:paragraph-rsid="001dc17d"/>
    </style:style>
    <style:style style:name="P23" style:family="paragraph" style:parent-style-name="Standard">
      <style:paragraph-properties fo:background-color="#ffff00">
        <style:background-image/>
      </style:paragraph-properties>
      <style:text-properties officeooo:rsid="00150a1b" officeooo:paragraph-rsid="00150a1b"/>
    </style:style>
    <style:style style:name="P24" style:family="paragraph" style:parent-style-name="Standard">
      <style:paragraph-properties fo:background-color="#ffff00">
        <style:background-image/>
      </style:paragraph-properties>
      <style:text-properties officeooo:rsid="0016ce66" officeooo:paragraph-rsid="0016ce66"/>
    </style:style>
    <style:style style:name="P25" style:family="paragraph" style:parent-style-name="Standard">
      <style:paragraph-properties fo:background-color="#ffff00">
        <style:background-image/>
      </style:paragraph-properties>
      <style:text-properties officeooo:rsid="00177dc9" officeooo:paragraph-rsid="00177dc9"/>
    </style:style>
    <style:style style:name="P26" style:family="paragraph" style:parent-style-name="Standard">
      <style:paragraph-properties fo:background-color="#ffff00">
        <style:background-image/>
      </style:paragraph-properties>
      <style:text-properties officeooo:rsid="0018b115" officeooo:paragraph-rsid="0018b115"/>
    </style:style>
    <style:style style:name="P27" style:family="paragraph" style:parent-style-name="Standard">
      <style:paragraph-properties fo:background-color="#ffff00">
        <style:background-image/>
      </style:paragraph-properties>
      <style:text-properties officeooo:rsid="0018bf9a" officeooo:paragraph-rsid="0018bf9a"/>
    </style:style>
    <style:style style:name="P28" style:family="paragraph" style:parent-style-name="Standard">
      <style:paragraph-properties fo:background-color="#ffff00">
        <style:background-image/>
      </style:paragraph-properties>
      <style:text-properties officeooo:rsid="001ffd37" officeooo:paragraph-rsid="001ffd37"/>
    </style:style>
    <style:style style:name="P29" style:family="paragraph" style:parent-style-name="Standard">
      <style:paragraph-properties fo:background-color="#ffff00">
        <style:background-image/>
      </style:paragraph-properties>
      <style:text-properties officeooo:rsid="0021f898" officeooo:paragraph-rsid="0021f898"/>
    </style:style>
    <style:style style:name="P30" style:family="paragraph" style:parent-style-name="Standard">
      <style:paragraph-properties fo:background-color="#ffff00">
        <style:background-image/>
      </style:paragraph-properties>
      <style:text-properties officeooo:rsid="002430e6" officeooo:paragraph-rsid="002430e6"/>
    </style:style>
    <style:style style:name="P31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814a7" officeooo:paragraph-rsid="002814a7"/>
    </style:style>
    <style:style style:name="P32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paragraph-rsid="002c4110"/>
    </style:style>
    <style:style style:name="P33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ccaca" officeooo:paragraph-rsid="002e0b10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able_20_Contents">
      <style:paragraph-properties fo:margin-top="0cm" fo:margin-bottom="0cm" style:contextual-spacing="false"/>
    </style:style>
    <style:style style:name="P36" style:family="paragraph" style:parent-style-name="Standard">
      <style:text-properties fo:font-variant="normal" fo:text-transform="none" fo:color="#000000" fo:letter-spacing="normal" officeooo:rsid="002814a7" officeooo:paragraph-rsid="002814a7" style:font-name-asian="Verdana" style:font-size-asian="9.75pt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fo:letter-spacing="normal" officeooo:rsid="002e0b10" officeooo:paragraph-rsid="002e0b10" style:font-name-asian="Verdana" style:font-size-asian="9.75pt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fo:letter-spacing="normal" officeooo:rsid="002f86e9" officeooo:paragraph-rsid="002f86e9" style:font-name-asian="Verdana" style:font-size-asian="9.75pt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fo:letter-spacing="normal" officeooo:rsid="0030c6a2" officeooo:paragraph-rsid="0030c6a2" style:font-name-asian="Verdana" style:font-size-asian="9.75pt" style:font-style-asian="normal" style:font-weight-asian="normal"/>
    </style:style>
    <style:style style:name="P40" style:family="paragraph" style:parent-style-name="Standard">
      <style:text-properties fo:color="#ff3333" officeooo:rsid="002fcc3e" officeooo:paragraph-rsid="0030429a"/>
    </style:style>
    <style:style style:name="P41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814a7" officeooo:paragraph-rsid="002814a7" style:font-name-asian="Verdana" style:font-size-asian="9.75pt" style:font-style-asian="normal" style:font-weight-asian="normal"/>
    </style:style>
    <style:style style:name="P42" style:family="paragraph" style:parent-style-name="Standard">
      <style:paragraph-properties fo:background-color="#ffff00">
        <style:background-image/>
      </style:paragraph-properties>
      <style:text-properties fo:font-variant="normal" fo:text-transform="none" fo:color="#000000" fo:letter-spacing="normal" officeooo:rsid="002f86e9" officeooo:paragraph-rsid="002f86e9" style:font-name-asian="Verdana" style:font-size-asian="9.75pt" style:font-style-asian="normal" style:font-weight-asian="normal"/>
    </style:style>
    <style:style style:name="T1" style:family="text">
      <style:text-properties officeooo:rsid="00150a1b"/>
    </style:style>
    <style:style style:name="T2" style:family="text">
      <style:text-properties fo:color="#ff3333"/>
    </style:style>
    <style:style style:name="T3" style:family="text">
      <style:text-properties fo:color="#ff3333" officeooo:rsid="00150a1b"/>
    </style:style>
    <style:style style:name="T4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6" style:family="text">
      <style:text-properties officeooo:rsid="00177dc9"/>
    </style:style>
    <style:style style:name="T7" style:family="text">
      <style:text-properties officeooo:rsid="0018143b"/>
    </style:style>
    <style:style style:name="T8" style:family="text">
      <style:text-properties officeooo:rsid="00185aeb"/>
    </style:style>
    <style:style style:name="T9" style:family="text">
      <style:text-properties officeooo:rsid="0018bf9a"/>
    </style:style>
    <style:style style:name="T10" style:family="text">
      <style:text-properties officeooo:rsid="0018fce7"/>
    </style:style>
    <style:style style:name="T11" style:family="text">
      <style:text-properties officeooo:rsid="001ad127"/>
    </style:style>
    <style:style style:name="T12" style:family="text">
      <style:text-properties style:font-name="Verdana" fo:font-size="9.75pt" fo:font-style="normal" fo:font-weight="normal"/>
    </style:style>
    <style:style style:name="T13" style:family="text">
      <style:text-properties style:font-name-asian="Verdana" style:font-size-asian="9.75pt" style:font-style-asian="normal" style:font-weight-asian="normal"/>
    </style:style>
    <style:style style:name="T14" style:family="text">
      <style:text-properties officeooo:rsid="0028f621" style:font-name-asian="Verdana" style:font-size-asian="9.75pt" style:font-style-asian="normal" style:font-weight-asian="normal"/>
    </style:style>
    <style:style style:name="T15" style:family="text">
      <style:text-properties officeooo:rsid="002a8b15" style:font-name-asian="Verdana" style:font-size-asian="9.75pt" style:font-style-asian="normal" style:font-weight-asian="normal"/>
    </style:style>
    <style:style style:name="T16" style:family="text">
      <style:text-properties officeooo:rsid="002c4110" style:font-name-asian="Verdana" style:font-size-asian="9.75pt" style:font-style-asian="normal" style:font-weight-asian="normal"/>
    </style:style>
    <style:style style:name="T17" style:family="text">
      <style:text-properties officeooo:rsid="002e0b10" style:font-name-asian="Verdana" style:font-size-asian="9.75pt" style:font-style-asian="normal" style:font-weight-asian="normal"/>
    </style:style>
    <style:style style:name="T18" style:family="text">
      <style:text-properties officeooo:rsid="001ea4c9"/>
    </style:style>
    <style:style style:name="T19" style:family="text">
      <style:text-properties officeooo:rsid="00214f03"/>
    </style:style>
    <style:style style:name="T20" style:family="text">
      <style:text-properties officeooo:rsid="0024d4fe"/>
    </style:style>
    <style:style style:name="T21" style:family="text">
      <style:text-properties fo:color="#333333" style:font-name="Arial" fo:font-size="10.5pt" fo:font-style="normal" fo:font-weight="normal"/>
    </style:style>
    <style:style style:name="T22" style:family="text">
      <style:text-properties fo:color="#333333" style:font-name-asian="Arial" style:font-size-asian="10.5pt" style:font-style-asian="normal" style:font-weight-asian="normal"/>
    </style:style>
    <style:style style:name="T23" style:family="text">
      <style:text-properties officeooo:rsid="002f86e9"/>
    </style:style>
    <style:style style:name="T24" style:family="text">
      <style:text-properties officeooo:rsid="0031a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.mk学习</text:p>
      <text:p text:style-name="P23"><text:span text:style-name="T6">1.</text:span>LOCAL_PATH := $(call my-dir) <text:span text:style-name="T2">必须有</text:span></text:p>
      <text:p text:style-name="P2">Android.mk必须以LOCAL_PATH变量开始，它用于在树中定位文件。</text:p>
      <text:p text:style-name="P2"><text:span text:style-name="T2">宏功能</text:span>my-dir是build system提供的，用于返回当前目录路径。</text:p>
      <text:p text:style-name="P23"><text:span text:style-name="T6">2.</text:span>include $(CLEAR_VARS) <text:span text:style-name="T2">必须有</text:span></text:p>
      <text:p text:style-name="P3"><text:span text:style-name="T1">CLEAR_VARS是build system 提供的</text:span><text:span text:style-name="T3">变量</text:span><text:span text:style-name="T1">。这个功能会清理掉所有以LOCAL_开头的内容（除了LOCAL_PATH）,可以理解成在include(CLEAR_VARS)上定义的其它LOCAL_开头的内容都不会生效。</text:span><text:span text:style-name="T4">由于所有的</text:span><text:span text:style-name="T5">MakeFile</text:span><text:span text:style-name="T4">都是在一个编译环境下执行的，因此</text:span><text:line-break/><text:span text:style-name="T4">变量的定义理论上是全局的，在每个模块编译开始前进行清理工作是必要的</text:span></text:p>
      <text:p text:style-name="P24"><text:span text:style-name="T6">3.</text:span>LOCAL_MODULE_TAGS := user eng optional tests userdebug <text:s/><text:span text:style-name="T2">可选定义</text:span></text:p>
      <text:p text:style-name="P4">默认是optional,一般选optional就可以了，表示该模块在所有版本下都可以编译。</text:p>
      <text:p text:style-name="P4">不定义的时候默认是optional。</text:p>
      <text:p text:style-name="P25">4.LOCAL_MODULE := Calculator</text:p>
      <text:p text:style-name="P25">LOCAL_PACKAGE_NAME := Calculator</text:p>
      <text:p text:style-name="P5"><text:span text:style-name="T2">这两个必须要定义一个</text:span>。应该是一个意思。</text:p>
      <text:p text:style-name="P11">模块名，需保证在整个编译系统中是唯一存在的，而且中间不可以有空格</text:p>
      <text:p text:style-name="P5">个人感觉一般带源码的用的是LOCAL_PACKAGE_NAME,而直接预置的apk的是用的LOCAL_MODULE.</text:p>
      <text:p text:style-name="P5">后续在<text:span text:style-name="T7">device/medetik/mt6735/bird.mk中添加应用时候</text:span></text:p>
      <text:p text:style-name="P6">PRODUCT_PACKAGES += Calculator 要保持一致。</text:p>
      <text:p text:style-name="P25">5.<text:span text:style-name="T8">LOCAL_MODULE_SUFFIX :=$(COMMON_ANDROID_PACKAGE_SUFFIX)</text:span></text:p>
      <text:p text:style-name="P7">suffix:后缀</text:p>
      <text:p text:style-name="P26">6.LOCAL_SRC_FILES := $(call all-java-files-under,src) 有源码的</text:p>
      <text:p text:style-name="P8">LOCAL_SRC_FILES := $(LOCAL_MODULE).apk 直接apk的</text:p>
      <text:p text:style-name="P9">LOCAL_SRC_FILES := Calculator.apk 直接apk的</text:p>
      <text:p text:style-name="P15">LOCAL_SRC_FILES := $(call all-subdir-java-files)</text:p>
      <text:p text:style-name="P5">几种写法如上<text:span text:style-name="T9">。</text:span></text:p>
      <text:p text:style-name="P5"><text:span text:style-name="T2">必须有</text:span><text:span text:style-name="T9">。</text:span></text:p>
      <text:p text:style-name="P27">7.<text:span text:style-name="T10">LOCAL_MODULE_PATH := $(TARGET_OUT_DATA_APPS)</text:span></text:p>
      <text:p text:style-name="P10">LOCAL_MODULE_PATH := $(TARGET_OUT)/vendor/operator/app</text:p>
      <text:p text:style-name="P10"><text:span text:style-name="T2">模块的输出路径,加上这句预置的apk是可以卸载的</text:span>。</text:p>
      <text:p text:style-name="P10"><text:span text:style-name="T2">可选定义</text:span><text:span text:style-name="T11">。</text:span></text:p>
      <text:p text:style-name="P22">8.LOCAL_MODULE_CLASS := APPS ETC SHARED_LIBRARIES EXECUTABLES</text:p>
      <text:p text:style-name="P15">标识模块编译后放置的位置。ETC对应system/etc</text:p>
      <text:p text:style-name="P15">APPS 对应system/app 或者system/priv-app</text:p>
      <text:p text:style-name="P22">只有这一句的话是system/app,如果要放在system/priv-app需要配合LOCAL_PRIVILEGED_MODULE := true使用</text:p>
      <text:p text:style-name="P16">priv就是<text:span text:style-name="T18">privileged(特权)的缩写</text:span></text:p>
      <text:p text:style-name="P15">SHARED_LIBRARIES对应system/lib</text:p>
      <text:p text:style-name="P15">EXECUTABLES对应system/bin</text:p>
      <text:p text:style-name="P15">在不同的Android.mk文件中，对于模块include()不同的编译类型选项，比如对于Library或者app,execut等在调用对应的处理mk文件时，会默认就指定当前的LOCAL_MODULE_CLASS的值，比如EXECUTABLES、SHARED_LIBRARIES等。<text:span text:style-name="T2">所以在自己编写的Android.mk可不显示的指定LOCAL_MODULE_CLASS的值</text:span>。 </text:p>
      <text:p text:style-name="P15"><text:s text:c="4"/>但当<text:span text:style-name="T2">遇到include $(BUILD_PREBUILT)的预编译选项时不会指定模块模块编译输出的类型CLASS，需要在自己编写的Android.mk中明确指定LOCAL_MODULE_CLASS的值</text:span>如ETC/APP等，使其值为非空，从而帮助系统确定LOCAL_MODULE_PATH的路径，比如最终编译输出LOCAL_MODULE_PATH <text:s/>:= $(TARGRT_OUT_ETC)。</text:p>
      <text:p text:style-name="P28">9.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4">$(call my-dir)</text:p>
          </table:table-cell>
          <table:table-cell table:style-name="表格1.A1" office:value-type="string">
            <text:p text:style-name="P34">获取当前文件夹的路径</text:p>
          </table:table-cell>
        </table:table-row>
        <table:table-row>
          <table:table-cell table:style-name="表格1.A1" office:value-type="string">
            <text:p text:style-name="P34">$(call all-java-files-under,&lt;src&gt;)</text:p>
          </table:table-cell>
          <table:table-cell table:style-name="表格1.A1" office:value-type="string">
            <text:p text:style-name="P34">获取指定目录下的所有java文件</text:p>
          </table:table-cell>
        </table:table-row>
        <text:soft-page-break/>
        <table:table-row>
          <table:table-cell table:style-name="表格1.A1" office:value-type="string">
            <text:p text:style-name="P34">$(call all-c-files-under, &lt;src&gt;)</text:p>
          </table:table-cell>
          <table:table-cell table:style-name="表格1.A1" office:value-type="string">
            <text:p text:style-name="P34">获取指定目录下的所有c文件</text:p>
          </table:table-cell>
        </table:table-row>
        <table:table-row>
          <table:table-cell table:style-name="表格1.A1" office:value-type="string">
            <text:p text:style-name="P34">$(call all-Iaidl-files-under, &lt;src&gt;)</text:p>
          </table:table-cell>
          <table:table-cell table:style-name="表格1.A1" office:value-type="string">
            <text:p text:style-name="P34">获取指定目录下的所有AIDL文件</text:p>
          </table:table-cell>
        </table:table-row>
        <table:table-row>
          <table:table-cell table:style-name="表格1.A1" office:value-type="string">
            <text:p text:style-name="P34">$(call all-makefiles-under, &lt;folder&gt;)</text:p>
          </table:table-cell>
          <table:table-cell table:style-name="表格1.A1" office:value-type="string">
            <text:p text:style-name="P35">获取指定目录下的所有Make文件</text:p>
          </table:table-cell>
        </table:table-row>
      </table:table>
      <text:p text:style-name="P28">10.<text:span text:style-name="T19">LOCAL_RESOURCE_DIR := $(LOCAL_PATH)/res</text:span></text:p>
      <text:p text:style-name="P18">重定向本地资源文件</text:p>
      <text:p text:style-name="P18">如果只有res目录<text:span text:style-name="T19">，默认可以不写？</text:span></text:p>
      <text:p text:style-name="P18">多个res<text:span text:style-name="T19">（如res，res_ext,res_bird）的时候再写？</text:span></text:p>
      <text:p text:style-name="P29">11.LOCAL_PROGUARD_FLAG_FILES :=proguard.flags</text:p>
      <text:p text:style-name="P19">使用代码混淆</text:p>
      <text:p text:style-name="P30">12.include $(BUILD_PACKAGE)</text:p>
      <text:p text:style-name="P21">include $(BUILD_PREBUILD)</text:p>
      <text:p text:style-name="P21">include $(BUILD_EXECUTABLE)</text:p>
      <text:p text:style-name="P20">include $(BUILD_XX<text:span text:style-name="T20">X</text:span>)</text:p>
      <text:p text:style-name="P17">include $(BUILD_PACKAGE)一般用在带源码的apk预置</text:p>
      <text:p text:style-name="P40">include $(BUILD_<text:span text:style-name="T20">PREBUILD</text:span>)一般用在无源码的apk预置</text:p>
      <text:p text:style-name="P12"><text:span text:style-name="T13">这个是</text:span><text:span text:style-name="T12">Android.mk</text:span><text:span text:style-name="T13">的重点，它表示将源码编译成什么目标文件，如动态库、可执行程序、</text:span><text:span text:style-name="T12">APK</text:span><text:span text:style-name="T13">等，它一般被认为是一个编译模块的结束标志</text:span></text:p>
      <text:p text:style-name="P12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BUILD_EXECUTABLE</text:p>
          </table:table-cell>
          <table:table-cell table:style-name="表格2.A1" office:value-type="string">
            <text:p text:style-name="Table_20_Contents">编译成可执行的模块</text:p>
          </table:table-cell>
          <table:table-cell table:style-name="表格2.C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BUILD_STATIC_LIBRARY</text:p>
          </table:table-cell>
          <table:table-cell table:style-name="表格2.A2" office:value-type="string">
            <text:p text:style-name="Table_20_Contents">编译成静态库</text:p>
          </table:table-cell>
          <table:table-cell table:style-name="表格2.C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BUILD_SHARED_LIBRARY</text:p>
          </table:table-cell>
          <table:table-cell table:style-name="表格2.A2" office:value-type="string">
            <text:p text:style-name="Table_20_Contents">编译成动态库</text:p>
          </table:table-cell>
          <table:table-cell table:style-name="表格2.C3" office:value-type="string">
            <text:p text:style-name="Table_20_Contents"/>
          </table:table-cell>
        </table:table-row>
      </table:table>
      <text:p text:style-name="P31"><text:span text:style-name="T13">13.LOCAL_CERTIFICATE :=media <text:s/>platform shared </text:span><text:span text:style-name="T14">PRESIGNED</text:span></text:p>
      <text:p text:style-name="P36"><text:s/>用于指定签名时使用的KEY，如果不指定，默认使用testkey，LOCAL_CERTIFICATE可设置的值如下： </text:p>
      <text:p text:style-name="P36"><text:s text:c="4"/>LOCAL_CERTIFICATE := platform </text:p>
      <text:p text:style-name="P36"><text:s text:c="4"/>LOCAL_CERTIFICATE := shared </text:p>
      <text:p text:style-name="P36"><text:s text:c="4"/>LOCAL_CERTIFICATE := media </text:p>
      <text:p text:style-name="P36"><text:s/>而在Android.mk中的这些配置，需要在APK源码的AndroidManifest.xml文件中的manifest节点添加如下内容： </text:p>
      <text:p text:style-name="P36"><text:s text:c="4"/>android:sharedUserId="android.uid.system" </text:p>
      <text:p text:style-name="P36"><text:s text:c="4"/>android:sharedUserId="android.uid.shared" </text:p>
      <text:p text:style-name="P36"><text:s text:c="4"/>android:sharedUserId="android.media" </text:p>
      <text:p text:style-name="P36"><text:s/>这些刚好与上面的mk文件里的配置对应上。 </text:p>
      <text:p text:style-name="P36"><text:s/>在Android源码的build/target/product/security/目录下有如下的4对KEY： </text:p>
      <text:p text:style-name="P36"><text:s text:c="4"/>1、media.pk8与media.x509.pem； </text:p>
      <text:p text:style-name="P36"><text:s text:c="4"/>2、platform.pk8与platform.x509.pem； </text:p>
      <text:p text:style-name="P36"><text:s text:c="4"/>3、shared.pk8与shared.x509.pem； </text:p>
      <text:p text:style-name="P36"><text:s text:c="4"/>4、testkey.pk8与testkey.x509.pem； </text:p>
      <text:p text:style-name="P36">其中，“*.pk8”文件为私钥，“*.x509.pem”文件为公钥，这需要去了解非对称加密方式。</text:p>
      <text:p text:style-name="P13"><text:span text:style-name="T2">LOCAL_CERTIFICATE := PRESIGNED 表示 这个apk已经签过名了，系统不需要再次 签名</text:span>；</text:p>
      <text:p text:style-name="P41">14.include $(call all-makefiles-under,$(LOCAL_PATH)) </text:p>
      <text:p text:style-name="P36"><text:s text:c="4"/>表示需要build该目录下的子目录的文件，这样编译系统就会在当前目录下的子目录寻找Android.mk来编译so等其它程序。</text:p>
      <text:p text:style-name="P32"><text:span text:style-name="T15">15.注意：若是被预置的apk里有so库，需要将从Test.apk的 so库</text:span><text:span text:style-name="T16">(</text:span><text:span text:style-name="T21">Test.apk</text:span><text:span text:style-name="T22">解压出来的 </text:span><text:span text:style-name="T21">so</text:span><text:span text:style-name="T22">库</text:span><text:span text:style-name="T16">)</text:span><text:span text:style-name="T15">拷贝到 out/target/product/xxx/system/lib/目录下，若无 so 库，则去掉此步；</text:span></text:p>
      <text:p text:style-name="P33"><text:span text:style-name="T13">16.</text:span><text:span text:style-name="T17">LOCAL_MULTILIB := both 32 64 <text:tab/>first ""</text:span></text:p>
      <text:p text:style-name="P14">指定编译目标为<text:span text:style-name="T23">32位或64位</text:span></text:p>
      <text:p text:style-name="P37">"both" <text:s text:c="3"/>// build both 32-bit and 64-bit </text:p>
      <text:p text:style-name="P37">"32" <text:s text:c="6"/>// build 32-bit </text:p>
      <text:p text:style-name="P37">"64" <text:s text:c="6"/>// build 64-bit </text:p>
      <text:p text:style-name="P37"><text:soft-page-break/>"first" <text:s text:c="4"/>// build for the first arch (32-bit in 32-bit device, 64-bit in 64-bit device) </text:p>
      <text:p text:style-name="P37">"" <text:s text:c="10"/>// the default </text:p>
      <text:p text:style-name="P42">17.LOCAL_MODULE_TARGET_ARCH := arm 或arm x86或arm64</text:p>
      <text:p text:style-name="P38">指定目标lib库的类型</text:p>
      <text:p text:style-name="P38"/>
      <text:p text:style-name="P39">odex</text:p>
      <text:p text:style-name="P39">怎么确认<text:span text:style-name="T24">so 包 支持32,64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34:05.006409371</meta:creation-date>
    <dc:date>2017-05-26T18:20:12.124940225</dc:date>
    <meta:editing-duration>PT10H57M54S</meta:editing-duration>
    <meta:editing-cycles>30</meta:editing-cycles>
    <meta:generator>LibreOffice/4.2.8.2$Linux_X86_64 LibreOffice_project/420m0$Build-2</meta:generator>
    <meta:document-statistic meta:table-count="2" meta:image-count="0" meta:object-count="0" meta:page-count="3" meta:paragraph-count="98" meta:word-count="1266" meta:character-count="3770" meta:non-whitespace-character-count="3530"/>
  </office:meta>
</office:document-meta>
</file>